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text-align="start" style:justify-single-word="false" fo:padding="0in" fo:border="none"/>
      <style:text-properties style:font-name="Calibri" fo:font-size="14pt" fo:font-weight="bold" style:font-name-asian="Calibri1" style:font-size-asian="14pt" style:font-weight-asian="bold" style:font-name-complex="Calibri1" style:font-size-complex="14pt"/>
    </style:style>
    <style:style style:name="P4" style:family="paragraph" style:parent-style-name="Standard">
      <style:paragraph-properties fo:margin-top="0in" fo:margin-bottom="0in" loext:contextual-spacing="false" fo:text-align="start" style:justify-single-word="false" fo:padding="0in" fo:border="non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style:font-name="Calibri" fo:font-size="10pt" style:font-name-asian="Calibri1" style:font-size-asian="10pt" style:font-name-complex="Calibri1" style:font-size-complex="10pt"/>
    </style:style>
    <style:style style:name="P7" style:family="paragraph" style:parent-style-name="Standard">
      <style:paragraph-properties fo:margin-top="0in" fo:margin-bottom="0in" loext:contextual-spacing="false"/>
      <style:text-properties fo:color="#38761d" style:font-name="Calibri" fo:font-size="14pt" fo:font-weight="bold" style:font-name-asian="Calibri1" style:font-size-asian="14pt" style:font-weight-asian="bold" style:font-name-complex="Calibri1" style:font-size-complex="14pt"/>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master-page-name="Standard">
      <style:paragraph-properties fo:margin-top="0in" fo:margin-bottom="0in" loext:contextual-spacing="false"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0" style:family="paragraph" style:parent-style-name="Standard">
      <style:paragraph-properties fo:margin-left="-0.1874in" fo:margin-right="-0.1252in" fo:margin-top="0in" fo:margin-bottom="0in" loext:contextual-spacing="false" fo:text-align="center" style:justify-single-word="false" fo:text-indent="0in" style:auto-text-indent="false" fo:padding="0in" fo:border="none"/>
    </style:style>
    <style:style style:name="P11" style:family="paragraph" style:parent-style-name="Standard">
      <style:paragraph-properties fo:margin-left="0.25in" fo:margin-right="0in" fo:margin-top="0in" fo:margin-bottom="0in" loext:contextual-spacing="false" fo:text-indent="0in" style:auto-text-indent="false"/>
    </style:style>
    <style:style style:name="P12" style:family="paragraph" style:parent-style-name="Standard">
      <style:paragraph-properties fo:margin-left="0.25in" fo:margin-right="0in" fo:margin-top="0in" fo:margin-bottom="0in" loext:contextual-spacing="false" fo:text-indent="0in" style:auto-text-indent="false"/>
      <style:text-properties style:font-name="Calibri" fo:font-size="14pt" fo:font-weight="bold" style:font-name-asian="Calibri1" style:font-size-asian="14pt" style:font-weight-asian="bold" style:font-name-complex="Calibri1" style:font-size-complex="14pt"/>
    </style:style>
    <style:style style:name="P13" style:family="paragraph" style:parent-style-name="Standard" style:list-style-name="WWNum4">
      <style:paragraph-properties fo:margin-left="0.25in" fo:margin-right="0in" fo:text-indent="0in" style:auto-text-indent="false"/>
    </style:style>
    <style:style style:name="P14" style:family="paragraph" style:parent-style-name="Standard" style:list-style-name="WWNum1">
      <style:paragraph-properties fo:margin-left="0.25in" fo:margin-right="0in" fo:text-indent="0in" style:auto-text-indent="false"/>
    </style:style>
    <style:style style:name="P15" style:family="paragraph" style:parent-style-name="Standard" style:list-style-name="WWNum3">
      <style:paragraph-properties fo:margin-left="0.25in" fo:margin-right="0in" fo:text-indent="0in" style:auto-text-indent="false" fo:padding="0in" fo:border="none"/>
    </style:style>
    <style:style style:name="P16" style:family="paragraph" style:parent-style-name="Standard" style:list-style-name="WWNum4">
      <style:paragraph-properties fo:margin-left="0.25in" fo:margin-right="0in" fo:text-indent="0in" style:auto-text-indent="false" fo:padding="0in" fo:border="none"/>
    </style:style>
    <style:style style:name="P17" style:family="paragraph" style:parent-style-name="Standard" style:list-style-name="WWNum5">
      <style:paragraph-properties fo:margin-left="0.25in" fo:margin-right="0in" fo:text-indent="0in" style:auto-text-indent="false" fo:padding="0in" fo:border="none"/>
    </style:style>
    <style:style style:name="P18" style:family="paragraph" style:parent-style-name="Standard" style:list-style-name="WWNum2">
      <style:paragraph-properties fo:margin-left="0.5in" fo:margin-right="0in" fo:text-indent="-0.25in" style:auto-text-indent="false"/>
    </style:style>
    <style:style style:name="P19"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20" style:family="paragraph" style:parent-style-name="Standard" style:list-style-name="WWNum2">
      <style:paragraph-properties fo:margin-left="1in" fo:margin-right="0in" fo:margin-top="0in" fo:margin-bottom="0in" loext:contextual-spacing="true" fo:text-indent="-0.25in" style:auto-text-indent="false" fo:padding="0in" fo:border="none"/>
    </style:style>
    <style:style style:name="P21" style:family="paragraph" style:parent-style-name="Standard" style:list-style-name="WWNum2">
      <style:paragraph-properties fo:margin-left="1in" fo:margin-right="0in" fo:text-indent="-0.25in" style:auto-text-indent="false"/>
    </style:style>
    <style:style style:name="T1" style:family="text">
      <style:text-properties style:font-name="Calibri" fo:font-size="18pt" style:font-name-asian="Calibri1" style:font-size-asian="18pt" style:font-name-complex="Calibri1" style:font-size-complex="18pt"/>
    </style:style>
    <style:style style:name="T2" style:family="text">
      <style:text-properties style:font-name="Calibri" fo:font-size="18pt" fo:font-weight="bold" style:font-name-asian="Calibri1" style:font-size-asian="18pt" style:font-weight-asian="bold" style:font-name-complex="Calibri1" style:font-size-complex="18pt"/>
    </style:style>
    <style:style style:name="T3" style:family="text">
      <style:text-properties style:font-name="Calibri" fo:font-size="10pt" style:font-name-asian="Calibri1" style:font-size-asian="10pt" style:font-name-complex="Calibri1" style:font-size-complex="10pt"/>
    </style:style>
    <style:style style:name="T4" style:family="text">
      <style:text-properties style:font-name="Calibri" fo:font-size="10pt" fo:font-weight="bold" style:font-name-asian="Calibri1" style:font-size-asian="10pt" style:font-weight-asian="bold" style:font-name-complex="Calibri1" style:font-size-complex="10pt"/>
    </style:style>
    <style:style style:name="T5" style:family="text">
      <style:text-properties style:font-name="Calibri" fo:font-size="10pt" style:text-underline-style="none" style:font-name-asian="Calibri1" style:font-size-asian="10pt" style:font-name-complex="Calibri1" style:font-size-complex="10pt"/>
    </style:style>
    <style:style style:name="T6" style:family="text">
      <style:text-properties style:font-name="Calibri" fo:font-size="10pt" fo:font-style="italic" style:font-name-asian="Calibri1" style:font-size-asian="10pt" style:font-style-asian="italic" style:font-name-complex="Calibri1" style:font-size-complex="10pt"/>
    </style:style>
    <style:style style:name="T7" style:family="text">
      <style:text-properties style:font-name="Calibri" fo:font-style="italic" style:font-name-asian="Calibri1" style:font-style-asian="italic" style:font-name-complex="Calibri1"/>
    </style:style>
    <style:style style:name="T8" style:family="text">
      <style:text-properties style:font-name="Calibri" style:font-name-asian="Calibri1" style:font-name-complex="Calibri1"/>
    </style:style>
    <style:style style:name="T9" style:family="text">
      <style:text-properties fo:color="#000099" style:font-name="Calibri" fo:font-size="10pt" style:text-underline-style="solid" style:text-underline-width="auto" style:text-underline-color="font-color" style:font-name-asian="Calibri1" style:font-size-asian="10pt" style:font-name-complex="Calibri1" style:font-size-complex="10pt"/>
    </style:style>
    <style:style style:name="T10"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11" style:family="text">
      <style:text-properties fo:color="#38761d" style:font-name="Calibri" fo:font-size="14pt" fo:font-weight="bold" style:font-name-asian="Calibri1" style:font-size-asian="14pt" style:font-weight-asian="bold" style:font-name-complex="Calibri1" style:font-size-complex="14pt"/>
    </style:style>
    <style:style style:name="T12" style:family="text">
      <style:text-properties fo:color="#0c343d" style:font-name="Calibri" fo:font-size="10pt" style:font-name-asian="Calibri1" style:font-size-asian="10pt" style:font-name-complex="Calibri1" style:font-size-complex="10pt"/>
    </style:style>
    <style:style style:name="T13" style:family="text">
      <style:text-properties fo:color="#ffffff" style:font-name="Calibri" fo:font-size="10pt" style:text-underline-style="solid" style:text-underline-width="auto" style:text-underline-color="font-color" style:font-name-asian="Calibri1" style:font-size-asian="10pt" style:font-name-complex="Calibri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text:span text:style-name="T1">Chris</text:span><text:span text:style-name="T2"> </text:span><text:span text:style-name="T1">Johnson</text:span></text:p>
      <text:p text:style-name="P2"><text:span text:style-name="T3">1486 W. 3300 S., WVC, Utah 843119   |   </text:span><text:s/><text:a xlink:type="simple" xlink:href="mailto:email@domain.com" text:style-name="Internet_20_link" text:visited-style-name="Visited_20_Internet_20_Link"><text:span text:style-name="T9">7cdjohnson7@gmail.com</text:span></text:a> <text:span text:style-name="T3">  |  (801) 898-0236 | </text:span><text:a xlink:type="simple" xlink:href="https://rehpotsirhc.github.io/" text:style-name="Internet_20_link" text:visited-style-name="Visited_20_Internet_20_Link"><text:span text:style-name="T10">rehpotsirhc.github.io</text:span></text:a></text:p>
      <text:p text:style-name="P6"/>
      <text:p text:style-name="P5"><text:span text:style-name="T11">OBJECTIVE</text:span></text:p>
      <text:p text:style-name="P11"><text:span text:style-name="T3">I want to be challenged. Programming is fun when it's challenging and involves deep thought. I’m looking for a role where my time is spent analyzing a difficult problem to understand it, decomposing it into a coherent logical structure, and writing algorithms to optimally solve it. Some of my career has had me do this and some of it has been too shallow to keep me interested. I do not want an easy role where the primary job is basic data pushing, i.e., accepting input, applying simple business logic, and database storage. My ideal career path has me writing more machine learning algorithms and working closely with super smart machine learning, artificial intelligence, and data scientist experts. Take a look at </text:span><text:a xlink:type="simple" xlink:href="https://rehpotsirhc.github.io/" text:style-name="Internet_20_link" text:visited-style-name="Visited_20_Internet_20_Link"><text:span text:style-name="T10">rehpotsirhc.github.io</text:span></text:a><text:span text:style-name="T3">. </text:span></text:p>
      <text:p text:style-name="P1"><text:span text:style-name="T11">PROFESSIONAL EXPERIENCE</text:span></text:p>
      <text:p text:style-name="P1"><text:span text:style-name="T4">Dealertrack (Cox Automotive)</text:span> <text:span text:style-name="T3">  Sandy, Utah </text:span><text:s/><text:span text:style-name="T3">        </text:span> <text:span text:style-name="T3"><text:s/>August 2016 - Present</text:span></text:p>
      <text:p text:style-name="P5"><text:span text:style-name="T7">Software Engineer</text:span></text:p>
      <text:list xml:id="list4359281196796778853" text:style-name="WWNum4">
        <text:list-item>
          <text:p text:style-name="P13"><text:span text:style-name="T3">Integral team member of a large, multi-team initiative to modernize a large SaaS application from RPG/DB2 to </text:span><text:span text:style-name="T4">microservices</text:span><text:span text:style-name="T3"> written in C#/</text:span><text:span text:style-name="T4">.Net Core</text:span><text:span text:style-name="T3"> and hosted in </text:span><text:span text:style-name="T4">AWS</text:span></text:p>
        </text:list-item>
        <text:list-item>
          <text:p text:style-name="P13"><text:span text:style-name="T3">Stepped-up as team-lead part way through project after company reorganization</text:span></text:p>
        </text:list-item>
        <text:list-item>
          <text:p text:style-name="P13"><text:span text:style-name="T3">Practiced </text:span><text:span text:style-name="T4">Scaled Agile Methodology</text:span><text:span text:style-name="T3"> and used automated build/deployments to facilitate </text:span><text:span text:style-name="T4">continuous delivery</text:span></text:p>
        </text:list-item>
      </text:list>
      <text:p text:style-name="P1"><text:span text:style-name="T4">Utah State University</text:span> <text:span text:style-name="T3">  Logan , Utah </text:span><text:s/><text:span text:style-name="T3">        </text:span> <text:span text:style-name="T3"><text:s/>January 2015 - August 2016</text:span></text:p>
      <text:p text:style-name="P1"><text:span text:style-name="T7">Machine Learning and Computational Biology Researcher and Lab Manager</text:span></text:p>
      <text:list xml:id="list3471846172151844000" text:style-name="WWNum3">
        <text:list-item>
          <text:p text:style-name="P15"><text:span text:style-name="T3">Built </text:span><text:span text:style-name="T4">optimization software</text:span><text:span text:style-name="T3"> and successfully applied it to fitting two biological models.</text:span></text:p>
        </text:list-item>
        <text:list-item>
          <text:p text:style-name="P15"><text:span text:style-name="T3">Collaborated closely with the Institute of Systems Biology on modelling research.</text:span></text:p>
        </text:list-item>
        <text:list-item>
          <text:p text:style-name="P15"><text:span text:style-name="T3">Increased speed of biological simulation software (Java) <text:s/>over 10 fold.</text:span></text:p>
        </text:list-item>
      </text:list>
      <text:p text:style-name="P1"><text:span text:style-name="T4">Orchid Event Solutions (Visit Salt Lake)</text:span> <text:span text:style-name="T3">  Salt Lake City , Utah </text:span><text:s/><text:span text:style-name="T3">        </text:span> <text:span text:style-name="T3"><text:s/>December 2013 - August 2014</text:span></text:p>
      <text:p text:style-name="P1"><text:span text:style-name="T7">Software Engineer</text:span></text:p>
      <text:list xml:id="list101927880399894" text:continue-list="list4359281196796778853" text:style-name="WWNum4">
        <text:list-item>
          <text:p text:style-name="P16"><text:span text:style-name="T3">Reduced website creation time over 25% by automating development, build and deployment processes.</text:span></text:p>
        </text:list-item>
        <text:list-item>
          <text:p text:style-name="P16"><text:span text:style-name="T3">Led a successful devops migration to newer technologies including TFS and Release Management.</text:span></text:p>
        </text:list-item>
        <text:list-item>
          <text:p text:style-name="P16"><text:span text:style-name="T3">Practiced Agile Methodology on a small, cross-functional team</text:span></text:p>
        </text:list-item>
      </text:list>
      <text:p text:style-name="P1"><text:span text:style-name="T4">Carnections, Inc.</text:span> <text:span text:style-name="T3">  Salt Lake City , Utah </text:span><text:s/><text:span text:style-name="T3">        </text:span> <text:span text:style-name="T3"><text:s/>June 2009 - December 2013</text:span></text:p>
      <text:p text:style-name="P1"><text:span text:style-name="T7">Co-Owner, Founder and Webmaster</text:span></text:p>
      <text:list xml:id="list8092099105582269501" text:style-name="WWNum5">
        <text:list-item>
          <text:p text:style-name="P17"><text:span text:style-name="T3">Designed, programmed, and maintained its website, carnections.com</text:span></text:p>
        </text:list-item>
        <text:list-item>
          <text:p text:style-name="P17"><text:soft-page-break/><text:span text:style-name="T3">Significantly expanded online presence using search engine optimization (SEO)</text:span></text:p>
        </text:list-item>
      </text:list>
      <text:p text:style-name="P5"><text:span text:style-name="T11">SKILLS and TECHNOLOGIES</text:span></text:p>
      <text:list xml:id="list699836543243962460" text:style-name="WWNum2">
        <text:list-item>
          <text:p text:style-name="P18"><text:span text:style-name="T3">Full stack, APIs, microservices, UI, speech and language processing, data vis., machine learning</text:span></text:p>
        </text:list-item>
        <text:list-item>
          <text:p text:style-name="P18"><text:span text:style-name="T3">C#, .NET Framework and Core, Angular, Java, MSSQL, MySQL, Python, Javascript, Matlab, Docker, Git, TFS, AWS (EC2, Elastic Beanstalk, Lambda, Aurora, S3, Dynamo) </text:span></text:p>
        </text:list-item>
      </text:list>
      <text:p text:style-name="P5"><text:span text:style-name="T11">EDUCATION</text:span></text:p>
      <text:p text:style-name="P5"><text:span text:style-name="T4">Utah State University</text:span> <text:span text:style-name="T3">  Logan, Utah          July 2016</text:span></text:p>
      <text:p text:style-name="P5"><text:span text:style-name="T7">Computer Science, M.S., GPA 3.89</text:span></text:p>
      <text:list xml:id="list2560839911619369174" text:style-name="WWNum1">
        <text:list-item>
          <text:p text:style-name="P14"><text:span text:style-name="T3">Emphasis in </text:span><text:span text:style-name="T4">machine learning</text:span><text:span text:style-name="T3">, optimization, and computational biology</text:span></text:p>
        </text:list-item>
        <text:list-item>
          <text:p text:style-name="P14"><text:span text:style-name="T3">Thesis: </text:span><text:span text:style-name="T4">Fitting a Multiscale Biofilm Model using a Parallelized Multi-objective Genetic Algorithm</text:span></text:p>
        </text:list-item>
      </text:list>
      <text:p text:style-name="P5"><text:span text:style-name="T4">University of Utah</text:span> <text:span text:style-name="T3">  Salt Lake City, Utah          May 2012</text:span></text:p>
      <text:p text:style-name="P5"><text:span text:style-name="T7">Psychology, B.S., GPA 3.75</text:span></text:p>
      <text:p text:style-name="P5"><text:span text:style-name="T4">University of Utah</text:span> <text:span text:style-name="T3">  Salt Lake City, Utah          May 2012</text:span></text:p>
      <text:p text:style-name="P5"><text:span text:style-name="T7">Philosophy, B.S., GPA 3.75</text:span></text:p>
      <text:p text:style-name="P1"><text:span text:style-name="T11">PUBLICATIONS</text:span></text:p>
      <text:list xml:id="list101928422371754" text:continue-list="list699836543243962460" text:style-name="WWNum2">
        <text:list-item>
          <text:p text:style-name="P19"><text:span text:style-name="T3">Third author on </text:span><text:span text:style-name="T6">Bridging the multiscale gap: Identifying cellular parameters from multicellular data</text:span></text:p>
          <text:list>
            <text:list-item>
              <text:p text:style-name="P20"><text:span text:style-name="T3">Primary contribution was developing parameter searching software to fit model</text:span></text:p>
            </text:list-item>
          </text:list>
        </text:list-item>
        <text:list-item>
          <text:p text:style-name="P18"><text:span text:style-name="T3">Third author on Cell Death as a Trigger for Morphogenesis</text:span></text:p>
          <text:list>
            <text:list-item>
              <text:p text:style-name="P21"><text:span text:style-name="T3">Primary contribution was developing and programming software model of biofilm cell death</text:span></text:p>
            </text:list-item>
          </text:list>
        </text:list-item>
      </text:list>
      <text:p text:style-name="P3"/>
      <text:p text:style-name="P7"/>
      <text:p text:style-name="P5"><text:span text:style-name="T11">SUMMARY</text:span></text:p>
      <text:p text:style-name="P11"><text:span text:style-name="T3">Back-end web, application, and restful API developer with 8 years of experience across the full stack, primarily using </text:span><text:span text:style-name="T4">C#</text:span><text:span text:style-name="T3">, <text:s/></text:span><text:span text:style-name="T4">.NET</text:span><text:span text:style-name="T3">, </text:span><text:span text:style-name="T4">MSSQL</text:span><text:span text:style-name="T3">, and </text:span><text:span text:style-name="T4">Javascript</text:span><text:span text:style-name="T3">. More recent experience includes </text:span><text:span text:style-name="T4">Angular</text:span><text:span text:style-name="T3">, </text:span><text:span text:style-name="T4">AWS, MySql, .Net Core, and microservice-</text:span><text:span text:style-name="T3">oriented architecture. </text:span></text:p>
      <text:p text:style-name="P11"><text:span text:style-name="T3">Optimization and computational biology researcher with 2 years experience </text:span><text:span text:style-name="T4">model fitting</text:span><text:span text:style-name="T3"> using </text:span><text:span text:style-name="T4">machine learning </text:span><text:span text:style-name="T3">techniques, including search algorithms, neural networks, regression, clustering and feature extraction programmed in </text:span><text:span text:style-name="T4">Matlab</text:span><text:span text:style-name="T3">, </text:span><text:span text:style-name="T4">Python</text:span><text:span text:style-name="T3"> and </text:span><text:span text:style-name="T4">Java</text:span><text:span text:style-name="T3">. Creative, analytical thinker with excellent logical reasoning ability and superb written communication skills. I am a curious, life-long learner committed to excelling at everything I do.</text:span><text:span text:style-name="T13">..</text:span></text:p>
      <text:p text:style-name="P3"/>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5in" fo:margin-bottom="0.25in" loext:contextual-spacing="true" fo:line-height="100%"/>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4063in" fo:margin-bottom="0.2118in" loext:contextual-spacing="true" fo:line-height="100%"/>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361in" fo:margin-bottom="0.222in" loext:contextual-spacing="true" fo:line-height="100%"/>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3437in" fo:margin-bottom="0.2047in" loext:contextual-spacing="true" fo:line-height="100%"/>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3299in" fo:margin-bottom="0.2047in" loext:contextual-spacing="true" fo:line-height="100%"/>
      <style:text-properties fo:font-style="normal" fo:font-weight="bold" style:font-style-asian="normal" style:font-weight-asian="bold"/>
    </style:style>
    <style:style style:name="Heading_20_6" style:display-name="Heading 6" style:family="paragraph" style:parent-style-name="normal" style:next-style-name="Standard" style:default-outline-level="" style:class="text">
      <style:paragraph-properties fo:margin-top="0.389in" fo:margin-bottom="0.278in" loext:contextual-spacing="true" fo:line-height="100%"/>
      <style:text-properties fo:font-size="10pt" fo:font-style="normal" fo:font-weight="bold" style:font-size-asian="10pt" style:font-style-asian="normal"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font-name="Calibri" fo:font-family="Calibri" style:font-family-generic="roman" style:font-pitch="variable" fo:font-size="10pt" style:text-underline-style="none"/>
    </style:style>
    <style:style style:name="ListLabel_20_11" style:display-name="ListLabel 11" style:family="text">
      <style:text-properties style:font-name="Calibri" fo:font-family="Calibri" style:font-family-generic="roman" style:font-pitch="variable" fo:font-size="10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T1" style:family="text">
      <style:text-properties style:font-name="Calibri" fo:font-size="10pt" style:font-name-asian="Calibri1" style:font-size-asian="10pt" style:font-name-complex="Calibri1" style:font-size-complex="10pt"/>
    </style:style>
    <style:style style:name="MT2"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page-layout style:name="Mpm1">
      <style:page-layout-properties fo:page-width="8.5in" fo:page-height="11in" style:num-format="1" style:print-orientation="portrait" fo:margin-top="0.5in" fo:margin-bottom="0.5in" fo:margin-left="0.75in" fo:margin-right="0.75in" fo:background-color="#ffffff"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span text:style-name="MT1">See </text:span><text:a xlink:type="simple" xlink:href="https://rehpotsirhc.github.io/" text:style-name="Internet_20_link" text:visited-style-name="Visited_20_Internet_20_Link"><text:span text:style-name="MT2">https://rehpotsirhc.github.io/</text:span></text:a><text:span text:style-name="MT1"> for more information on my master’s thesis, publications, and code samp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5" meta:word-count="606" meta:character-count="4218" meta:non-whitespace-character-count="3578"/>
    <meta:generator>LibreOfficeDev/5.1.0.3$Linux_X86_64 LibreOffice_project/</meta:generator>
  </office:meta>
</office:document-meta>
</file>